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text:span text:style-name="T2">Public void string function()</text:span></text:p>
      <text:p text:style-name="P1"><text:span text:style-name="T2">{</text:span></text:p>
      <text:p text:style-name="P1"><text:span text:style-name="T2">Console.writeline("Enter a string of 20 character : ");</text:span></text:p>
      <text:p text:style-name="P1"><text:span text:style-name="T2">string str = Console.readline();</text:span></text:p>
      <text:p text:style-name="P1"><text:span text:style-name="T2">str1 = str.length/2;</text:span></text:p>
      <text:p text:style-name="P1"><text:span text:style-name="T2">str2 = str.lenght - str1.length;</text:span></text:p>
      <text:p text:style-name="P1"><text:span text:style-name="T2"/></text:p>
      <text:p text:style-name="P1"><text:span text:style-name="T2">Console.writeline("Your string is divided as{0} &amp;&amp; {1}", str1,str2);</text:span></text:p>
      <text:p text:style-name="P1"><text:span text:style-name="T2">}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